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</text:p>
      <text:p text:style-name="P1">- Rafael García: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3:28:31.788000000</dc:date>
    <meta:editing-duration>PT5M9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7" meta:character-count="366" meta:non-whitespace-character-count="318"/>
  </office:meta>
</office:document-meta>
</file>